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ca8f" officeooo:paragraph-rsid="000eca8f"/>
    </style:style>
    <style:style style:name="P2" style:family="paragraph" style:parent-style-name="Standard">
      <style:text-properties officeooo:paragraph-rsid="000eca8f"/>
    </style:style>
    <style:style style:name="P3" style:family="paragraph" style:parent-style-name="Standard">
      <style:text-properties officeooo:rsid="000fa516" officeooo:paragraph-rsid="000fa516"/>
    </style:style>
    <style:style style:name="P4" style:family="paragraph" style:parent-style-name="Standard">
      <style:text-properties officeooo:rsid="000eca8f" officeooo:paragraph-rsid="000eca8f"/>
    </style:style>
    <style:style style:name="P5" style:family="paragraph" style:parent-style-name="Standard">
      <style:text-properties officeooo:rsid="001230ec" officeooo:paragraph-rsid="001230ec"/>
    </style:style>
    <style:style style:name="T1" style:family="text">
      <style:text-properties officeooo:rsid="00114b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ercizio 1</text:p>
      <text:p text:style-name="P1"/>
      <text:p text:style-name="P1">SELECT `date_of_birth`</text:p>
      <text:p text:style-name="P1">FROM `students`</text:p>
      <text:p text:style-name="P1">WHERE YEAR (`date_of_birth`) ='1990'</text:p>
      <text:p text:style-name="P1"/>
      <text:p text:style-name="P1">Esercizio 2</text:p>
      <text:p text:style-name="P1"/>
      <text:p text:style-name="P1">SELECT `cfu`</text:p>
      <text:p text:style-name="P1">FROM `courses`</text:p>
      <text:p text:style-name="P1">WHERE `cfu` &gt; 10</text:p>
      <text:p text:style-name="P1"/>
      <text:p text:style-name="P1">Esercizio 3</text:p>
      <text:p text:style-name="P1"/>
      <text:p text:style-name="P1">SELECT `date_of_birth`</text:p>
      <text:p text:style-name="P1">FROM `students`</text:p>
      <text:p text:style-name="P1">WHERE <text:span text:style-name="T1">YEAR(CURRENT_DATE)-YEAR(`date_of_birth`) &gt;30</text:span></text:p>
      <text:p text:style-name="P1"/>
      <text:p text:style-name="P5">oppure</text:p>
      <text:p text:style-name="P5"/>
      <text:p text:style-name="P5">SELECT *<text:line-break/>FROM `students`<text:line-break/>WHERE TIMESTAMPDIFF(YEAR,`date_of_birth`, CURDATE())&gt;30 </text:p>
      <text:p text:style-name="P1"/>
      <text:p text:style-name="P1">Esercizio 4</text:p>
      <text:p text:style-name="P1"/>
      <text:p text:style-name="P1">SELECT *</text:p>
      <text:p text:style-name="P1">FROM `courses`</text:p>
      <text:p text:style-name="P1">WHERE `period` LIKE 'I semestre'</text:p>
      <text:p text:style-name="P1">AND `year`= 1</text:p>
      <text:p text:style-name="P1"/>
      <text:p text:style-name="P1">Esercizio 5</text:p>
      <text:p text:style-name="P1"/>
      <text:p text:style-name="P1">SELECT * </text:p>
      <text:p text:style-name="P1">FROM `exams`</text:p>
      <text:p text:style-name="P1">WHERE `hour` &gt; '14%'</text:p>
      <text:p text:style-name="P1">AND `date`= '2020-06-20'</text:p>
      <text:p text:style-name="P1"/>
      <text:p text:style-name="P1">Esercizio 6</text:p>
      <text:p text:style-name="P1"/>
      <text:p text:style-name="P2">SELECT `name`</text:p>
      <text:p text:style-name="P2">FROM `degrees`</text:p>
      <text:p text:style-name="P2">WHERE `name` LIKE '%Magistrale%'</text:p>
      <text:p text:style-name="P2"/>
      <text:p text:style-name="P3">Esercizio 7</text:p>
      <text:p text:style-name="P3"/>
      <text:p text:style-name="P3">SELECT COUNT(`id`)</text:p>
      <text:p text:style-name="P3">FROM `departments`</text:p>
      <text:p text:style-name="P3"/>
      <text:p text:style-name="P3">Esercizio 8</text:p>
      <text:p text:style-name="P3"/>
      <text:p text:style-name="P3">SELECT COUNT(*)</text:p>
      <text:p text:style-name="P3"><text:soft-page-break/>FROM `teachers`</text:p>
      <text:p text:style-name="P3">WHERE `phone` IS NUL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4:56:26.250000000</meta:creation-date>
    <dc:date>2024-04-24T10:03:01.624000000</dc:date>
    <meta:editing-duration>PT1H31M6S</meta:editing-duration>
    <meta:editing-cycles>5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35" meta:word-count="90" meta:character-count="655" meta:non-whitespace-character-count="598"/>
  </office:meta>
</office:document-meta>
</file>